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text:span text:style-name="T1">Hackers4Justice Application Form </text:span></text:p>
      <text:p text:style-name="Standard"/>
      <text:p text:style-name="Standard">Thank you for your interest in applying to volunteer for Hackers4Justice. Please complete the form below to apply. Processing may take up to 30 - 60 days. We will contact you via Discord with your application result. Important: Individuals who are residents and/or citizens of the following countries are not permitted to apply for membership: Afghanistan, Belarus, China, Cuba, Iran, Lebanon, North Korea, Russia, Syria, Venezuela. </text:p>
      <text:p text:style-name="Standard"/>
      <text:p text:style-name="Standard"><text:span text:style-name="T1">Note</text:span>: For individuals who have acquired new citizenship to a new country </text:p>
      <text:p text:style-name="Standard">(US/Canada/UK for example) who previously held citizenship/residency from a country on the above list, you are permitted to apply only after a time period of 5 years has elapsed. This follows the security recommendations of the US government. </text:p>
      <text:p text:style-name="Standard">Also, any individuals who have ever been convicted of any of the following crimes are not permitted to join our organisation: Any sexual crime, possession of CSAM material, theft or fraud of any kind. </text:p>
      <text:p text:style-name="Standard">* Indicates required question </text:p>
      <text:p text:style-name="Standard"/>
      <text:p text:style-name="Standard">1. I confirm I am at least 18 years of age. * </text:p>
      <text:p text:style-name="Standard">Circle only 1 answer. </text:p>
      <text:p text:style-name="Standard">Yes </text:p>
      <text:p text:style-name="Standard"/>
      <text:p text:style-name="Standard">2. I confirm I have no mental or physical health issues which may impact my volunteer work with Hackers4justice. <text:s/>*</text:p>
      <text:p text:style-name="Standard">Circle only 1 answer. </text:p>
      <text:p text:style-name="Standard">Yes </text:p>
      <text:p text:style-name="Standard"/>
      <text:p text:style-name="Standard">3. First name or Alias/Handle * </text:p>
      <text:p text:style-name="Standard"/>
      <text:p text:style-name="Standard">4. Discord Username * </text:p>
      <text:p text:style-name="Standard"/>
      <text:p text:style-name="Standard">5. Email Address * </text:p>
      <text:p text:style-name="Standard"/>
      <text:p text:style-name="Standard">6. Country of Residence * </text:p>
      <text:p text:style-name="Standard"><text:soft-page-break/></text:p>
      <text:p text:style-name="Standard">7. Nationality (Citizenship) * </text:p>
      <text:p text:style-name="Standard"/>
      <text:p text:style-name="Standard">8. Why do you want to join Hackers4Justice? * </text:p>
      <text:p text:style-name="Standard"/>
      <text:p text:style-name="Standard">9. If you have any relevant certificates please detail them below </text:p>
      <text:p text:style-name="Standard"/>
      <text:p text:style-name="Standard"/>
      <text:p text:style-name="Standard"/>
      <text:p text:style-name="Standard"/>
      <text:p text:style-name="Standard">10. Assisting Law Enforcement and other ethical hackers involves many aspects - </text:p>
      <text:p text:style-name="Standard"/>
      <text:p text:style-name="Standard">What interests you the most? Example: OSINT *</text:p>
      <text:p text:style-name="Standard"/>
      <text:p text:style-name="Standard">11. Are you willing to have a short interview should we need to clarify any information? *</text:p>
      <text:p text:style-name="Standard">Circle only 1 answer. </text:p>
      <text:p text:style-name="Standard">Yes </text:p>
      <text:p text:style-name="Standard">No </text:p>
      <text:p text:style-name="Standard"/>
      <text:p text:style-name="Standard">12. Have you ever been associated with any extremist groups? <text:s/>* </text:p>
      <text:p text:style-name="Standard">Circle only 1 answer. </text:p>
      <text:p text:style-name="Standard">Yes </text:p>
      <text:p text:style-name="Standard">No </text:p>
      <text:p text:style-name="Standard"/>
      <text:p text:style-name="Standard">13. Have you ever assisted law enforcement before? * </text:p>
      <text:p text:style-name="Standard">Circle only 1 answer. </text:p>
      <text:p text:style-name="Standard"><text:soft-page-break/>Yes </text:p>
      <text:p text:style-name="Standard">No </text:p>
      <text:p text:style-name="Standard"/>
      <text:p text:style-name="Standard">14. If yes, please provide details below </text:p>
      <text:p text:style-name="Standard"/>
      <text:p text:style-name="Standard">15. Have you ever served in the military or law enforcement? * </text:p>
      <text:p text:style-name="Standard">Circle only 1 answer. </text:p>
      <text:p text:style-name="Standard">Yes </text:p>
      <text:p text:style-name="Standard">No </text:p>
      <text:p text:style-name="Standard"/>
      <text:p text:style-name="Standard">16. If yes, please provide details below. </text:p>
      <text:p text:style-name="Standard"/>
      <text:p text:style-name="Standard">17. If you discovered a friend had downloaded CSAM or accessed a site hosting it. What would you do? Be honest in your response. *</text:p>
      <text:p text:style-name="Standard"/>
      <text:p text:style-name="Standard">18. If you discovered a family member had become involved with an extremist group, what would you do? Be honest in your response. *</text:p>
      <text:p text:style-name="Standard"/>
      <text:p text:style-name="Standard">19. If you have been convicted of any crime(s) within the last 7 years, please give details below. <text:s/></text:p>
      <text:p text:style-name="Standard"/>
      <text:p text:style-name="Standard">20. If you have a Github, please link it below </text:p>
      <text:p text:style-name="Standard"/>
      <text:p text:style-name="Standard">21. Can you confirm that you agree to our id policy, charter and rules as stated on our Discord? </text:p>
      <text:p text:style-name="Standard">Circle only 1 answer. </text:p>
      <text:p text:style-name="Standard">Yes </text:p>
      <text:p text:style-name="Standard"/>
      <text:p text:style-name="Standard"/>
      <text:p text:style-name="Standard"/>
      <text:p text:style-name="Standard"><text:soft-page-break/>22. For legal compliance please copy, sign and provide us with a copy of our Member Agreement (as a doc or image, not pdf) alongside this form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47" meta:word-count="477" meta:character-count="2736" meta:non-whitespace-character-count="2262"/>
    <meta:generator>LibreOfficeDev/6.0.5.2$Linux_X86_64 LibreOffice_project/</meta:generator>
  </office:meta>
</office:document-meta>
</file>